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7" style:family="paragraph" style:parent-style-name="Standard">
      <style:paragraph-properties fo:margin-top="0.1665in" fo:margin-bottom="0.1665in" loext:contextual-spacing="false" fo:line-height="100%"/>
      <style:text-properties fo:font-weight="bold" style:font-weight-asian="bold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2">
      <style:paragraph-properties fo:margin-top="0.1665in" fo:margin-bottom="0.1665in" loext:contextual-spacing="false" fo:line-height="100%"/>
    </style:style>
    <style:style style:name="P1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Desarrollo de Interfaces</text:span><text:span text:style-name="T2"><text:line-break/></text:span><text:span text:style-name="T3">Unidades 01 a 06. Actividades no evaluables 04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Unidades 01 a 06. Actividades no evaluables 04</text:span></text:p>
      <text:p text:style-name="P16"><text:bookmark text:name="_m5abdlmqtt4a"/>Ejercicio 01</text:p>
      <text:p text:style-name="P5"><text:span text:style-name="T8">Instrucciones:</text:span></text:p>
      <text:p text:style-name="P5">Este cuestionario está diseñado para reforzar los conceptos fundamentales de diseño de interfaces (UI) y experiencia de usuario (UX) del módulo Desarrollo de Interfaces de 2º de DAM. Responde individualmente a las preguntas y, al finalizar, consulta las soluciones proporcionadas al final del documento para autocorregirte. Si tienes dudas o quieres compartir tu experiencia, participa en el foro del aula virtual para discutir tus respuestas y aprender de las soluciones de tus compañeros. ¡Anímate a compartir tus reflexiones!</text:p>
      <text:p text:style-name="P5"><text:span text:style-name="T8">Formato:</text:span></text:p>
      <text:list xml:id="list285558146" text:style-name="WWNum1">
        <text:list-item>
          <text:p text:style-name="P8">El cuestionario incluye 30 preguntas de opción múltiple (se han añadido 5 preguntas más para hacerlo más didáctico).</text:p>
        </text:list-item>
        <text:list-item>
          <text:p text:style-name="P9">Cada pregunta tiene 4 opciones, con una sola respuesta correcta.</text:p>
        </text:list-item>
        <text:list-item>
          <text:p text:style-name="P9">Las soluciones están al final del documento para que sea autocorregible.</text:p>
        </text:list-item>
        <text:list-item>
          <text:p text:style-name="P10">Copia y pega este contenido en Google Docs para trabajar en él.</text:p>
        </text:list-item>
      </text:list>
      <text:p text:style-name="P6"><text:soft-page-break/></text:p>
      <text:p text:style-name="P5"><text:span text:style-name="T8">1.- ¿Cuál es el enfoque principal del diseño de UI?</text:span></text:p>
      <text:p text:style-name="P5">a) Emociones y satisfacción</text:p>
      <text:p text:style-name="P5">b) Funcionalidad del código</text:p>
      <text:p text:style-name="P5">c) Elementos visuales como colores y botones</text:p>
      <text:p text:style-name="P5">d) Estrategia de negocio</text:p>
      <text:p text:style-name="P5"><text:s/></text:p>
      <text:p text:style-name="P5"><text:span text:style-name="T8">2.- ¿Qué representa principalmente la UX en el diseño?</text:span></text:p>
      <text:p text:style-name="P5">a) La apariencia visual del producto</text:p>
      <text:p text:style-name="P5">b) La experiencia y satisfacción del usuario durante el uso</text:p>
      <text:p text:style-name="P5">c) El código estructural del sitio web</text:p>
      <text:p text:style-name="P5">d) La estrategia de marketing</text:p>
      <text:p text:style-name="P5"><text:s/></text:p>
      <text:p text:style-name="P5"/>
      <text:p text:style-name="P5"/>
      <text:p text:style-name="P5"/>
      <text:p text:style-name="P5"><text:span text:style-name="T8">3.- ¿Cuál es una técnica común para hacer un proceso en una app más simple y reducir el abandono?</text:span></text:p>
      <text:p text:style-name="P5">a) Agregar más pasos en el proceso</text:p>
      <text:p text:style-name="P5">b) Minimizar pasos y usar progresión visible</text:p>
      <text:p text:style-name="P5">c) Quitar la retroalimentación al usuario</text:p>
      <text:p text:style-name="P5">d) Hacer las opciones menos visibles</text:p>
      <text:p text:style-name="P5"><text:soft-page-break/><text:s/></text:p>
      <text:p text:style-name="P5"><text:span text:style-name="T8">4.- Según el principio de consistencia en UI, ¿qué debe mantenerse igual en toda la interfaz?</text:span></text:p>
      <text:p text:style-name="P5">a) El tamaño de los botones</text:p>
      <text:p text:style-name="P5">b) Los colores para acciones similares y la tipografía</text:p>
      <text:p text:style-name="P5">c) La ubicación del logo</text:p>
      <text:p text:style-name="P5">d) La cantidad de texto en cada pantalla</text:p>
      <text:p text:style-name="P5"><text:s/></text:p>
      <text:p text:style-name="P5"><text:span text:style-name="T8">5.- ¿Qué indica un mensaje de éxito en un formulario?</text:span></text:p>
      <text:p text:style-name="P5">a) Que hay errores que corregir</text:p>
      <text:p text:style-name="P5">b) Que la acción se realizó correctamente</text:p>
      <text:p text:style-name="P5">c) Que el proceso debe repetirse</text:p>
      <text:p text:style-name="P5">d) Que el usuario debe esperar</text:p>
      <text:p text:style-name="P5"><text:s/></text:p>
      <text:p text:style-name="P5"><text:span text:style-name="T8">6.- La "regla 80/20" en diseño se refiere a:</text:span></text:p>
      <text:p text:style-name="P5">a) El 80% del tiempo dedicado a la estética</text:p>
      <text:p text:style-name="P5">b) El 80% del contenido visible en pantalla</text:p>
      <text:p text:style-name="P5">c) El 20% de funciones que generan el 80% del uso</text:p>
      <text:p text:style-name="P5">d) El porcentaje de usuarios satisfechos</text:p>
      <text:p text:style-name="P5"><text:s/></text:p>
      <text:p text:style-name="P5"/>
      <text:p text:style-name="P5"/>
      <text:p text:style-name="P5"><text:soft-page-break/></text:p>
      <text:p text:style-name="P5"><text:span text:style-name="T8">7.- ¿Cuál es un ejemplo de acción con un solo clic para simplificar procesos?</text:span></text:p>
      <text:p text:style-name="P5">a) Agregar un producto al carrito</text:p>
      <text:p text:style-name="P5">b) Buscar en Google</text:p>
      <text:p text:style-name="P5">c) Comprar en Amazon con "Compra ahora" en un solo botón</text:p>
      <text:p text:style-name="P5">d) Crear una cuenta desde cero</text:p>
      <text:p text:style-name="P5"><text:s/></text:p>
      <text:p text:style-name="P5"><text:span text:style-name="T8">8.- ¿Qué es un wireframe?</text:span></text:p>
      <text:p text:style-name="P5">a) Un prototipo final visual</text:p>
      <text:p text:style-name="P5">b) Un esquema funcional y básico para planear la interfaz</text:p>
      <text:p text:style-name="P5">c) El código fuente del sitio</text:p>
      <text:p text:style-name="P5">d) Un mapa de calor de clics</text:p>
      <text:p text:style-name="P5"><text:s/></text:p>
      <text:p text:style-name="P5"><text:span text:style-name="T8">9.- ¿Qué significa hacer un "testing con usuarios"?</text:span></text:p>
      <text:p text:style-name="P5">a) Revisar el código en busca de errores</text:p>
      <text:p text:style-name="P5">b) Observar cómo los usuarios interactúan con el prototipo para encontrar mejoras</text:p>
      <text:p text:style-name="P5">c) Crear todos los diseños en Photoshop</text:p>
      <text:p text:style-name="P5">d) Publicar la app y esperar comentarios</text:p>
      <text:p text:style-name="P5"><text:s/></text:p>
      <text:p text:style-name="P5"><text:span text:style-name="T8">10.- ¿Cuál es un ejemplo de feedback táctil en un botón?</text:span></text:p>
      <text:p text:style-name="P5">a) Cambio de color en la pantalla</text:p>
      <text:p text:style-name="P5"><text:soft-page-break/>b) Vibración o respuesta al tocar</text:p>
      <text:p text:style-name="P5">c) Cambio de fuente del texto</text:p>
      <text:p text:style-name="P5">d) Disminución del tamaño del botón</text:p>
      <text:p text:style-name="P5"/>
      <text:p text:style-name="P5"/>
      <text:p text:style-name="P5"/>
      <text:p text:style-name="P5"><text:s/></text:p>
      <text:p text:style-name="P5"><text:span text:style-name="T8">11.- ¿Cuál de estos no ayuda a prevenir errores en interfaces?</text:span></text:p>
      <text:p text:style-name="P5">a) Validación en tiempo real</text:p>
      <text:p text:style-name="P5">b) Desactivar botones hasta que todo esté correcto</text:p>
      <text:p text:style-name="P5">c) Mostrar todos los errores solo después de enviar el formulario</text:p>
      <text:p text:style-name="P5">d) Mensajes claros y específicos</text:p>
      <text:p text:style-name="P5"><text:s/></text:p>
      <text:p text:style-name="P5"><text:span text:style-name="T8">12.- ¿Qué representa un menú que está en la vista principal y no oculto?</text:span></text:p>
      <text:p text:style-name="P5">a) Reconocimiento</text:p>
      <text:p text:style-name="P5">b) Recuerdo</text:p>
      <text:p text:style-name="P5">c) Relevancia</text:p>
      <text:p text:style-name="P5">d) Visibilidad del estado</text:p>
      <text:p text:style-name="P5"><text:s/></text:p>
      <text:p text:style-name="P5"><text:span text:style-name="T8">13.- Según los datos, ¿qué porcentaje de usuarios abandonan una app si no encuentran lo que buscan en 15 segundos?</text:span></text:p>
      <text:p text:style-name="P5">a) 25%</text:p>
      <text:p text:style-name="P5"><text:soft-page-break/>b) 40%</text:p>
      <text:p text:style-name="P5">c) 55%</text:p>
      <text:p text:style-name="P5">d) 70%</text:p>
      <text:p text:style-name="P5"><text:s/></text:p>
      <text:p text:style-name="P5"><text:span text:style-name="T8">14.- ¿Cuál es un error común en la jerarquía visual de una interfaz?</text:span></text:p>
      <text:p text:style-name="P5">a) El uso de muchas fuentes diferentes</text:p>
      <text:p text:style-name="P5">b) Contraste alto en todos los elementos</text:p>
      <text:p text:style-name="P5">c) Mantener un espaciado uniforme</text:p>
      <text:p text:style-name="P5">d) Eliminar el ruido visual</text:p>
      <text:p text:style-name="P5"><text:s/></text:p>
      <text:p text:style-name="P7"/>
      <text:p text:style-name="P7"/>
      <text:p text:style-name="P7"/>
      <text:p text:style-name="P5"><text:span text:style-name="T8">15.- En términos de diseño, ¿qué representa una interfaz que ‘se parece’ a las anteriores?</text:span></text:p>
      <text:p text:style-name="P5">a) Innovación radical</text:p>
      <text:p text:style-name="P5">b) Consistencia y familiaridad para el usuario</text:p>
      <text:p text:style-name="P5">c) Falta de creatividad</text:p>
      <text:p text:style-name="P5">d) Mayor complejidad</text:p>
      <text:p text:style-name="P5"><text:s/></text:p>
      <text:p text:style-name="P5"><text:span text:style-name="T8">16.- ¿Cuál sería un ejemplo correcto de control y libertad del usuario?</text:span></text:p>
      <text:p text:style-name="P5">a) Bloquear todas las opciones para evitar errores</text:p>
      <text:p text:style-name="P5"><text:soft-page-break/>b) Permitir deshacer acciones y mostrar botones de cancelar claramente</text:p>
      <text:p text:style-name="P5">c) No ofrecer formas de salir del proceso</text:p>
      <text:p text:style-name="P5">d) Limitar la navegación solo a una opción</text:p>
      <text:p text:style-name="P5"><text:s/></text:p>
      <text:p text:style-name="P5"><text:span text:style-name="T8">17.- ¿Qué es importante tener en cuenta al diseñar un botón “CTA” (Call To Action)?</text:span></text:p>
      <text:p text:style-name="P5">a) Que tenga colores contrastantes y visible para llamar la atención</text:p>
      <text:p text:style-name="P5">b) Que sea del mismo color que el fondo</text:p>
      <text:p text:style-name="P5">c) Que tenga mucho texto para explicar la acción</text:p>
      <text:p text:style-name="P5">d) Que esté en una ubicación poco visible</text:p>
      <text:p text:style-name="P5"><text:s/></text:p>
      <text:p text:style-name="P5"><text:span text:style-name="T8">18.- ¿Cómo ayuda el diseño centrado en tareas a los usuarios?</text:span></text:p>
      <text:p text:style-name="P5">a) Hace que el proceso sea más largo para verificar tareas</text:p>
      <text:p text:style-name="P5">b) Facilita que el usuario vea solo lo que necesita y complete tareas rápidamente</text:p>
      <text:p text:style-name="P5">c) Usa muchos pasos y options para confundir</text:p>
      <text:p text:style-name="P5">d) Oculta las funciones principales</text:p>
      <text:p text:style-name="P5"><text:s/></text:p>
      <text:p text:style-name="P7"/>
      <text:p text:style-name="P7"/>
      <text:p text:style-name="P7"/>
      <text:p text:style-name="P5"><text:span text:style-name="T8">19.- ¿Qué papel cumplen los iconos familiares en UI?</text:span></text:p>
      <text:p text:style-name="P5">a) Mejoran la estética sin funcionalidad</text:p>
      <text:p text:style-name="P5"><text:soft-page-break/>b) Ayudan a que el usuario reconozca rápidamente la función</text:p>
      <text:p text:style-name="P5">c) Son opcionales y raramente necesarios</text:p>
      <text:p text:style-name="P5">d) Confunden a los usuarios nuevos</text:p>
      <text:p text:style-name="P5"><text:s/></text:p>
      <text:p text:style-name="P5"><text:span text:style-name="T8">20.- ¿Qué técnica puede reducir la carga de la memoria en la interfaz?</text:span></text:p>
      <text:p text:style-name="P5">a) Ocultar las categorías importantes</text:p>
      <text:p text:style-name="P5">b) Menús explícitos y jerarquía visual obvia</text:p>
      <text:p text:style-name="P5">c) Uso excesivo de colores y tipografías</text:p>
      <text:p text:style-name="P5">d) Crear muchos submenús</text:p>
      <text:p text:style-name="P5"><text:s/></text:p>
      <text:p text:style-name="P5"><text:span text:style-name="T8">21.- ¿Por qué es importante tener control y libertad del usuario?</text:span></text:p>
      <text:p text:style-name="P5">a) Para limitar acciones y evitar desastres</text:p>
      <text:p text:style-name="P5">b) Para darles la posibilidad de deshacer y cancelar errores fácilmente</text:p>
      <text:p text:style-name="P5">c) Para evitar que naveguen mucho en la app</text:p>
      <text:p text:style-name="P5">d) Para forzar al usuario a seguir el proceso</text:p>
      <text:p text:style-name="P5"><text:s/></text:p>
      <text:p text:style-name="P5"><text:span text:style-name="T8">22.- ¿Qué se busca lograr con una arquitectura emocional en diseño digital?</text:span></text:p>
      <text:p text:style-name="P5">a) Conectar con las emociones del usuario para fidelizar</text:p>
      <text:p text:style-name="P5">b) Crear una interfaz aburrida y neutra</text:p>
      <text:p text:style-name="P5">c) Aumentar el tiempo en la app con animaciones innecesarias</text:p>
      <text:p text:style-name="P5">d) Reducir los costos de desarrollo</text:p>
      <text:p text:style-name="P5"><text:soft-page-break/><text:s/></text:p>
      <text:p text:style-name="P7"/>
      <text:p text:style-name="P7"/>
      <text:p text:style-name="P7"/>
      <text:p text:style-name="P5"><text:span text:style-name="T8">23.- ¿Qué beneficios trae un diseño con una buena jerarquía visual?</text:span></text:p>
      <text:p text:style-name="P5">a) Confusión y tiempos largos de encuentro con la información</text:p>
      <text:p text:style-name="P5">b) Guiar la mirada hacia las funciones más importantes y reducir errores</text:p>
      <text:p text:style-name="P5">c) Eliminar la creatividad en el diseño</text:p>
      <text:p text:style-name="P5">d) Hacer que todo sea igual de importante sin foco</text:p>
      <text:p text:style-name="P5"><text:s/></text:p>
      <text:p text:style-name="P5"><text:span text:style-name="T8">24.- ¿Cuál es un ejemplo de reconocimiento del estado en una interfaz?</text:span></text:p>
      <text:p text:style-name="P5">a) Un botón que cambia de color al ser presionado</text:p>
      <text:p text:style-name="P5">b) Menús ocultos siempre visibles</text:p>
      <text:p text:style-name="P5">c) Un icono con barra de carga que indica que algo está en proceso</text:p>
      <text:p text:style-name="P5">d) Acciones que requieren que el usuario recuerde una ubicación específica</text:p>
      <text:p text:style-name="P5"><text:s/></text:p>
      <text:p text:style-name="P5"><text:span text:style-name="T8">25.- En el ejemplo del restaurante, ¿qué representa la diferencia entre un fast food y un restaurante gourmet en UI y UX?</text:span></text:p>
      <text:p text:style-name="P5">a) UI es más importante que UX en ambos casos</text:p>
      <text:p text:style-name="P5">b) UI define la presentación, UX la experiencia global y recuerdo emocional</text:p>
      <text:p text:style-name="P5">c) La decoración del lugar para ambos</text:p>
      <text:p text:style-name="P5">d) Solo importa la velocidad del servicio </text:p>
      <text:p text:style-name="P5"><text:soft-page-break/><text:span text:style-name="T8">Respuestas correctas:</text:span></text:p>
      <text:p text:style-name="P5"><text:s/>1.- c) Elementos visuales como colores y botones<text:line-break/> 2.- b) La experiencia y satisfacción del usuario durante el uso<text:line-break/> 3.- b) Minimizar pasos y usar progresión visible<text:line-break/> 4.- b) Los colores para acciones similares y la tipografía<text:line-break/> 5.- b) Que la acción se realizó correctamente<text:line-break/> 6.- c) El 20% de funciones que generan el 80% del uso<text:line-break/> 7.- c) Comprar en Amazon con "Compra ahora" en un solo botón<text:line-break/> 8.- b) Un esquema funcional y básico para planear la interfaz<text:line-break/> 9.- b) Observar cómo los usuarios interactúan con el prototipo para encontrar mejoras<text:line-break/> 10.- b) Vibración o respuesta al tocar<text:line-break/> 11.- c) Mostrar todos los errores solo después de enviar el formulario<text:line-break/> 12.- a) Reconocimiento<text:line-break/> 13.- d) 70%<text:line-break/> 14.- a) El uso de muchas fuentes diferentes<text:line-break/> 15.- b) Consistencia y familiaridad para el usuario<text:line-break/> 16.- b) Permitir deshacer acciones y mostrar botones de cancelar claramente<text:line-break/> 17.- a) Que tenga colores contrastantes y visible para llamar la atención<text:line-break/> 18.- b) Facilita que el usuario vea solo lo que necesita y complete tareas rápidamente<text:line-break/> 19.- b) Ayudan a que el usuario reconozca rápidamente la función<text:line-break/> 20.- b) Menús explícitos y jerarquía visual obvia<text:line-break/> 21.- b) Para darles la posibilidad de deshacer y cancelar errores fácilmente<text:line-break/> 22.- a) Conectar con las emociones del usuario para fidelizar<text:line-break/> 23.- b) Guiar la mirada hacia las funciones más importantes y reducir errores<text:line-break/> 24.- c) Un icono con barra de carga que indica que algo está en proceso<text:line-break/> 25.- b) UI define la presentación, UX la experiencia global y recuerdo emociona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es 01 a 06</text:span></text:p>
      </style:header>
      <style:footer>
        <text:p text:style-name="MP4"><text:span text:style-name="MT1">CFGS DAM/DAW<text:tab/><text:tab/>Unidades 01 a 06 - Página </text:span><text:page-number text:select-page="current">1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0" meta:paragraph-count="166" meta:word-count="1453" meta:character-count="8435" meta:non-whitespace-character-count="7075"/>
    <meta:generator>LibreOfficeDev/6.0.5.2$Linux_X86_64 LibreOffice_project/</meta:generator>
  </office:meta>
</office:document-meta>
</file>